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8" style:family="paragraph" style:parent-style-name="Text_20_body">
      <style:paragraph-properties fo:margin-top="0.1665in" fo:margin-bottom="0.0835in" fo:keep-with-next="always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Text_20_body_20_indent_20_2">
      <style:text-properties style:font-name="Courier New1"/>
    </style:style>
    <style:style style:name="P11" style:family="paragraph" style:parent-style-name="Text_20_body_20_indent_20_2">
      <style:text-properties fo:font-size="12pt" fo:language="en" fo:country="none" style:font-size-asian="12pt" style:font-size-complex="12pt"/>
    </style:style>
    <style:style style:name="P12" style:family="paragraph" style:parent-style-name="Text_20_body_20_indent_20_2">
      <style:text-properties fo:font-size="12pt" style:font-size-asian="12pt" style:font-size-complex="12pt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List_20_Heading">
      <style:paragraph-properties fo:text-align="center" style:justify-single-word="false"/>
    </style:style>
    <style:style style:name="P16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3" text:outline-level="3">Separator</text:h>
      <text:p text:style-name="P11"><text:span text:style-name="Source_20_Text"><text:span text:style-name="T3">A separator.</text:span></text:span></text:p>
      <text:p text:style-name="P11"><text:span text:style-name="Source_20_Text"><text:span text:style-name="T3">A separator is used to insert a space between two components. There are several ways to</text:span></text:span></text:p>
      <text:p text:style-name="P11"><text:span text:style-name="Source_20_Text"><text:span text:style-name="T3">customize the separator.</text:span></text:span></text:p>
      <text:p text:style-name="P11"><text:span text:style-name="Source_20_Text"><text:span text:style-name="T3">1. By use of the orient property, you could specify a vertical separator or a horizontal</text:span></text:span></text:p>
      <text:p text:style-name="P11"><text:span text:style-name="Source_20_Text"><text:span text:style-name="T3">separator. By default, it is a horizontal separator, which inserts a line break. On the</text:span></text:span></text:p>
      <text:p text:style-name="P11"><text:span text:style-name="Source_20_Text"><text:span text:style-name="T3">other hand, a vertical separator inserts a white space. In addition, space is a variant</text:span></text:span></text:p>
      <text:p text:style-name="P11"><text:span text:style-name="Source_20_Text"><text:span text:style-name="T3">of separator whose default orientation is vertical.</text:span></text:span></text:p>
      <text:p text:style-name="P11"><text:span text:style-name="Source_20_Text"><text:span text:style-name="T3">2. By use of the bar property, you could control whether to show a horizontal or vertical</text:span></text:span></text:p>
      <text:p text:style-name="P11"><text:span text:style-name="Source_20_Text"><text:span text:style-name="T3">line between component.</text:span></text:span></text:p>
      <text:p text:style-name="P11"><text:span text:style-name="Source_20_Text"><text:span text:style-name="T3">3. By use of the spacing property, you could</text:span></text:span></text:p>
      <text:p text:style-name="P11"><text:span text:style-name="Source_20_Text"><text:span text:style-name="T3">control the size of spacing. </text:span></text:span><text:span text:style-name="Source_20_Text"><text:span text:style-name="T2"><text:s/></text:span></text:span></text:p>
      <text:p text:style-name="P4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0"><text:span text:style-name="Source_20_Text"><text:span text:style-name="T1">org.zkoss.zul.Separator</text:span></text:span> </text:p>
      <text:h text:style-name="Heading_20_4" text:outline-level="4">Supported Child Components</text:h>
      <text:p text:style-name="P12">*NONE </text:p>
      <text:h text:style-name="P9" text:outline-level="4">Supported Events</text:h>
      <text:p text:style-name="P12">*NONE</text:p>
      <text:h text:style-name="P16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2">Values: the spacing (</text:span><text:span text:style-name="Source_20_Text"><text:span text:style-name="T2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7">the orient. <text:s/></text:p>
            <text:p text:style-name="P6"><text:span text:style-name="T2">Values:</text:span><text:span text:style-name="Source_20_Text"><text:span text:style-name="T2">horizontal|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6">whether to display a visual bar as the separator. </text:p>
            <text:p text:style-name="P6">Values:true/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ext:p text:style-name="P12"><text:bookmark text:name="id456518"/>*NONE</text:p>
      <text:p text:style-name="P1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6:02:14</dc:date>
    <dc:language>en-US</dc:language>
    <meta:editing-cycles>145</meta:editing-cycles>
    <meta:editing-duration>PT7H48M1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6" meta:word-count="206" meta:character-count="1352"/>
  </office:meta>
</office:document-meta>
</file>